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 fo:margin-left="0cm" fo:margin-right="0cm" fo:text-indent="1.25cm" style:auto-text-indent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ÊNCIAS</text:p>
      <text:p text:style-name="P2"/>
      <text:p text:style-name="P2">AGÊNCIA NACIONAL DE ENERGIA ELÉTRICA. Dados abertos. Disponível em: https://dadosabertos.aneel.gov.br/. Acesso em: 30 out. 2024.</text:p>
      <text:p text:style-name="P2"/>
      <text:p text:style-name="P2">CAMARA DE COMERCIALIZAÇÃO DE ENERGIA ELÉTRICA. Dados abertos. Disponível em: https://dadosabertos.ccee.org.br/. Acesso em: 30 out. 2024.</text:p>
      <text:p text:style-name="P2"/>
      <text:p text:style-name="P2">CHEN, Tianqi; GUESTRIN, Carlos. XGBoost: a scalable tree boosting system. In: PROCEEDINGS OF THE 22ND ACM SIGKDD INTERNATIONAL CONFERENCE ON KNOWLEDGE DISCOVERY AND DATA MINING, 22., 2016, San Francisco. Anais [...]. New York: ACM, 2016. p. 785-794.</text:p>
      <text:p text:style-name="P2"/>
      <text:p text:style-name="P2">FACEBOOK. Prophet: forecasting at scale. Disponível em: https://facebook.github.io/prophet/. Acesso em: 30 out. 2024.</text:p>
      <text:p text:style-name="P2"/>
      <text:p text:style-name="P2">INSTITUTO NACIONAL DE METEOROLOGIA. Portal INMET. Disponível em: https://portal.inmet.gov.br/. Acesso em: 30 out. 2024.</text:p>
      <text:p text:style-name="P2"/>
      <text:p text:style-name="P2">JOINT RESEARCH CENTRE. Photovoltaic Geographical Information System (PVGIS). Disponível em: https://joint-research-centre.ec.europa.eu/photovoltaic-geographical-information-system-pvgis/. Acesso em: 30 out. 2024.</text:p>
      <text:p text:style-name="P2"/>
      <text:p text:style-name="P2">MCKINNEY, Wes. Data structures for statistical computing in Python. In: PROCEEDINGS OF THE 9TH PYTHON IN SCIENCE CONFERENCE, 9., 2010, Austin. Anais [...]. Austin: SciPy, 2010. p. 56-61.</text:p>
      <text:p text:style-name="P2"/>
      <text:p text:style-name="P2">OPERADOR NACIONAL DO SISTEMA ELÉTRICO. Dados abertos. Disponível em: https://dados.ons.org.br/. Acesso em: 30 out. 2024.</text:p>
      <text:p text:style-name="P2"/>
      <text:p text:style-name="P2">PEDREGOSA, Fabian et al. Scikit-learn: machine learning in Python. Journal of Machine Learning Research, Cambridge, v. 12, p. 2825-2830, 2011.</text:p>
      <text:p text:style-name="P2"/>
      <text:p text:style-name="P2">TAYLOR, Sean J.; LETHAM, Benjamin. Forecasting at scale. The American Statistician, Alexandria, v. 72, n. 1, p. 37-45, 2018.</text:p>
      <text:p text:style-name="P2"/>
      <text:p text:style-name="P2">VAN DER WALT, Stefan; COLBERT, S. Chris; VAROQUAUX, Gaël. The NumPy array: a structure for efficient numerical computation. Computing in Science &amp; Engineering, Piscataway, v. 13, n. 2, p. 22-30, 2011.</text:p>
      <text:p text:style-name="P2"/>
      <text:p text:style-name="P2">WASKOM, Michael L. seaborn: statistical data visualization. Journal of Open Source Software, [s.l.], v. 6, n. 60, p. 3021, 2021.</text:p>
      <text:p text:style-name="P2"/>
      <text:p text:style-name="P2">HUNTER, John D. Matplotlib: a 2D graphics environment. Computing in Science &amp; Engineering, Piscataway, v. 9, n. 3, p. 90-95, 2007.</text:p>
      <text:p text:style-name="P2"/>
      <text:p text:style-name="P2">REBACK, Jeff et al. pandas-dev/pandas: Pandas 1.3.0. Zenodo, [s.l.], 2021. Disponível em: https://doi.org/10.5281/zenodo.3509134. Acesso em: 30 out. 2024.</text:p>
      <text:p text:style-name="P2"/>
      <text:p text:style-name="P2">VAN ROSSUM, Guido; DRAKE, Fred L. Python 3 reference manual. Scotts Valley: CreateSpace, 2009.</text:p>
      <text:p text:style-name="P2"/>
      <text:p text:style-name="P2">OLIPHANT, Travis E. A guide to NumPy. USA: Trelgol Publishing, 2006. v. 1.</text:p>
      <text:p text:style-name="P2"/>
      <text:p text:style-name="P2">BRASIL. Lei n. 14.300, de 6 de janeiro de 2022. Estabelece o marco legal da microgeração e minigeração distribuída. Diário Oficial da União, Brasília, DF, 7 jan. 2022. Seção 1, p. 1.</text:p>
      <text:p text:style-name="P2"/>
      <text:p text:style-name="P2">ANEEL. Resolução Normativa n. 482, de 17 de abril de 2012. Estabelece as condições gerais para o acesso de microgeração e minigeração distribuída aos sistemas de distribuição de energia elétrica. Diário Oficial da União, Brasília, DF, 18 abr. 2012. Seção 1, p. 1.</text:p>
      <text:p text:style-name="P2"/>
      <text:p text:style-name="P2">CCEE. Preço de Liquidação das Diferenças (PLD). Disponível em: https://www.ccee.org.br/web/guest/preco-de-liquidacao-das-diferencas. Acesso em: 30 out. 2024.</text:p>
      <text:p text:style-name="P2"/>
      <text:p text:style-name="P2">HASTIE, Trevor; TIBSHIRANI, Robert; FRIEDMAN, Jerome. The elements of statistical learning: data mining, inference, and prediction. 2. ed. New York: Springer, 2009.</text:p>
      <text:p text:style-name="P2"/>
      <text:p text:style-name="P2">JAMES, Gareth et al. An introduction to statistical learning: with applications in R. New York: Springer, 2013.</text:p>
      <text:p text:style-name="P2"/>
      <text:p text:style-name="P2">BOX, George E. P.; JENKINS, Gwilym M.; REINSEL, Gregory C. Time series analysis: forecasting and control. 4. ed. Hoboken: John Wiley &amp; Sons, 2008.</text:p>
      <text:p text:style-name="P2"/>
      <text:p text:style-name="P2">HYNDMAN, Rob J.; ATHANASOPOULOS, George. Forecasting: principles and practice. 3. ed. Melbourne: OTexts, 2021. Disponível em: https://otexts.com/fpp3/. Acesso em: 30 out. 202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5cm" style:writing-mode="page"/>
      <style:text-properties style:font-name="Times New Roman" fo:font-size="12pt" fo:language="pt" fo:country="BR" style:font-name-asian="Times New Roman" style:font-size-asian="12pt" style:language-asian="pt" style:country-asian="BR" style:font-name-complex="Times New Roman" style:font-size-complex="12pt" style:language-complex="pt" style:country-complex="BR"/>
    </style:default-style>
    <style:style style:name="Standard" style:family="paragraph" style:class="text"/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Python ODT Generator</meta:generator>
    <dc:title>Referências Bibliográficas - TCC</dc:title>
    <dc:description>Referências bibliográficas formatadas em ABNT</dc:description>
    <meta:creation-date>2025-11-17T19:59:44</meta:creation-date>
  </office:meta>
</office:document-meta>
</file>